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solid" style:text-underline-width="auto" style:text-underline-color="font-color" officeooo:rsid="013783e5" officeooo:paragraph-rsid="013783e5" style:font-size-asian="11pt" style:font-size-complex="11pt"/>
    </style:style>
    <style:style style:name="P2" style:family="paragraph" style:parent-style-name="Standard">
      <style:text-properties fo:font-size="11pt" style:text-underline-style="solid" style:text-underline-width="auto" style:text-underline-color="font-color" officeooo:rsid="013c91c5" officeooo:paragraph-rsid="013a2d15"/>
    </style:style>
    <style:style style:name="P3" style:family="paragraph" style:parent-style-name="Standard">
      <style:text-properties fo:font-size="11pt" style:text-underline-style="solid" style:text-underline-width="auto" style:text-underline-color="font-color" officeooo:rsid="013d8f8f" officeooo:paragraph-rsid="013d8f8f"/>
    </style:style>
    <style:style style:name="P4" style:family="paragraph" style:parent-style-name="Standard">
      <style:text-properties fo:font-size="11pt" style:text-underline-style="solid" style:text-underline-width="auto" style:text-underline-color="font-color" officeooo:rsid="013f78c8" officeooo:paragraph-rsid="013f78c8"/>
    </style:style>
    <style:style style:name="P5" style:family="paragraph" style:parent-style-name="Standard">
      <style:text-properties fo:font-size="11pt" style:text-underline-style="solid" style:text-underline-width="auto" style:text-underline-color="font-color" officeooo:rsid="0140fb8f" officeooo:paragraph-rsid="0140fb8f"/>
    </style:style>
    <style:style style:name="P6" style:family="paragraph" style:parent-style-name="Standard">
      <style:text-properties fo:font-size="11pt" style:text-underline-style="solid" style:text-underline-width="auto" style:text-underline-color="font-color" officeooo:rsid="0142be0f" officeooo:paragraph-rsid="0142be0f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normal" officeooo:rsid="0143f405" officeooo:paragraph-rsid="0143f405" style:font-weight-asian="normal" style:font-weight-complex="normal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normal" officeooo:rsid="0148f6cc" officeooo:paragraph-rsid="0148f6cc" style:font-weight-asian="normal" style:font-weight-complex="normal"/>
    </style:style>
    <style:style style:name="P9" style:family="paragraph" style:parent-style-name="Standard">
      <style:text-properties fo:font-size="11pt" style:text-underline-style="solid" style:text-underline-width="auto" style:text-underline-color="font-color" fo:font-weight="normal" officeooo:rsid="0149ab41" officeooo:paragraph-rsid="0149ab41" style:font-weight-asian="normal" style:font-weight-complex="normal"/>
    </style:style>
    <style:style style:name="P10" style:family="paragraph" style:parent-style-name="Standard">
      <style:text-properties fo:font-size="11pt" style:text-underline-style="none" officeooo:rsid="013c91c5" officeooo:paragraph-rsid="013a2d15"/>
    </style:style>
    <style:style style:name="P11" style:family="paragraph" style:parent-style-name="Standard">
      <style:text-properties fo:font-size="11pt" style:text-underline-style="none" officeooo:rsid="013c91c5" officeooo:paragraph-rsid="013c91c5"/>
    </style:style>
    <style:style style:name="P12" style:family="paragraph" style:parent-style-name="Standard">
      <style:text-properties fo:font-size="11pt" style:text-underline-style="none" officeooo:rsid="013d8f8f" officeooo:paragraph-rsid="013d8f8f"/>
    </style:style>
    <style:style style:name="P13" style:family="paragraph" style:parent-style-name="Standard">
      <style:text-properties fo:font-size="11pt" style:text-underline-style="none" officeooo:rsid="013f78c8" officeooo:paragraph-rsid="013f78c8"/>
    </style:style>
    <style:style style:name="P14" style:family="paragraph" style:parent-style-name="Standard">
      <style:text-properties fo:font-size="11pt" style:text-underline-style="none" officeooo:rsid="0140fb8f" officeooo:paragraph-rsid="0140fb8f"/>
    </style:style>
    <style:style style:name="P15" style:family="paragraph" style:parent-style-name="Standard">
      <style:text-properties fo:font-size="11pt" style:text-underline-style="none" officeooo:rsid="0142be0f" officeooo:paragraph-rsid="0142be0f"/>
    </style:style>
    <style:style style:name="P16" style:family="paragraph" style:parent-style-name="Standard">
      <style:text-properties fo:font-size="11pt" style:text-underline-style="none" officeooo:rsid="0143f405" officeooo:paragraph-rsid="0143f405"/>
    </style:style>
    <style:style style:name="P17" style:family="paragraph" style:parent-style-name="Standard">
      <style:text-properties fo:font-size="11pt" style:text-underline-style="none" fo:font-weight="normal" officeooo:rsid="0143f405" officeooo:paragraph-rsid="0143f405" style:font-weight-asian="normal" style:font-weight-complex="normal"/>
    </style:style>
    <style:style style:name="P18" style:family="paragraph" style:parent-style-name="Standard">
      <style:text-properties fo:font-size="11pt" style:text-underline-style="none" fo:font-weight="normal" officeooo:rsid="0148f6cc" officeooo:paragraph-rsid="0148f6cc" style:font-weight-asian="normal" style:font-weight-complex="normal"/>
    </style:style>
    <style:style style:name="P19" style:family="paragraph" style:parent-style-name="Standard">
      <style:text-properties fo:font-size="11pt" style:text-underline-style="none" fo:font-weight="normal" officeooo:rsid="01493c87" officeooo:paragraph-rsid="01493c87" style:font-weight-asian="normal" style:font-weight-complex="normal"/>
    </style:style>
    <style:style style:name="P20" style:family="paragraph" style:parent-style-name="Standard">
      <style:text-properties fo:font-size="11pt" style:text-underline-style="none" fo:font-weight="normal" officeooo:rsid="0149ab41" officeooo:paragraph-rsid="0149ab41" style:font-weight-asian="normal" style:font-weight-complex="normal"/>
    </style:style>
    <style:style style:name="P21" style:family="paragraph" style:parent-style-name="Standard">
      <style:text-properties fo:font-size="11pt" style:text-underline-style="none" fo:font-weight="bold" officeooo:rsid="0145324f" officeooo:paragraph-rsid="0145324f" style:font-weight-asian="bold" style:font-weight-complex="bold"/>
    </style:style>
    <style:style style:name="P22" style:family="paragraph" style:parent-style-name="Standard">
      <style:text-properties fo:font-size="11pt" style:text-underline-style="none" fo:font-weight="bold" officeooo:rsid="013f78c8" officeooo:paragraph-rsid="013f78c8" style:font-weight-asian="bold" style:font-weight-complex="bold"/>
    </style:style>
    <style:style style:name="P23" style:family="paragraph" style:parent-style-name="Standard">
      <style:text-properties fo:font-size="11pt" style:text-underline-style="none" fo:font-weight="bold" officeooo:rsid="01471ff9" officeooo:paragraph-rsid="01471ff9" style:font-weight-asian="bold" style:font-weight-complex="bold"/>
    </style:style>
    <style:style style:name="P24" style:family="paragraph" style:parent-style-name="Standard">
      <style:text-properties fo:font-size="11pt" style:text-underline-style="none" fo:font-weight="bold" officeooo:rsid="014aedb2" officeooo:paragraph-rsid="014aedb2" style:font-weight-asian="bold" style:font-weight-complex="bold"/>
    </style:style>
    <style:style style:name="P25" style:family="paragraph" style:parent-style-name="Standard">
      <style:text-properties fo:font-size="11pt" style:text-underline-style="none" fo:font-weight="bold" officeooo:rsid="0148d46e" officeooo:paragraph-rsid="01471ff9" style:font-weight-asian="bold" style:font-weight-complex="bold"/>
    </style:style>
    <style:style style:name="P26" style:family="paragraph" style:parent-style-name="Standard">
      <style:text-properties fo:font-size="11pt" style:text-underline-style="none" officeooo:rsid="01471ff9" officeooo:paragraph-rsid="01471ff9"/>
    </style:style>
    <style:style style:name="P27" style:family="paragraph" style:parent-style-name="Standard">
      <style:text-properties style:text-underline-style="none" officeooo:rsid="013783e5" officeooo:paragraph-rsid="013c91c5"/>
    </style:style>
    <style:style style:name="P28" style:family="paragraph" style:parent-style-name="Standard">
      <style:text-properties fo:font-weight="bold" officeooo:rsid="0012e237" officeooo:paragraph-rsid="014aedb2" style:font-weight-asian="bold" style:font-weight-complex="bold"/>
    </style:style>
    <style:style style:name="P29" style:family="paragraph" style:parent-style-name="Standard">
      <style:text-properties fo:font-weight="bold" officeooo:rsid="0146ffeb" officeooo:paragraph-rsid="014aedb2" style:font-weight-asian="bold" style:font-weight-complex="bold"/>
    </style:style>
    <style:style style:name="P30" style:family="paragraph" style:parent-style-name="Standard">
      <style:text-properties officeooo:rsid="0012e237" officeooo:paragraph-rsid="014aedb2"/>
    </style:style>
    <style:style style:name="P31" style:family="paragraph" style:parent-style-name="Standard">
      <style:text-properties fo:font-size="11pt" style:text-underline-style="none" fo:font-weight="normal" officeooo:rsid="0149ab41" officeooo:paragraph-rsid="0149ab41" style:font-weight-asian="normal" style:font-weight-complex="normal"/>
    </style:style>
    <style:style style:name="P32" style:family="paragraph" style:parent-style-name="Standard">
      <style:text-properties fo:font-size="11pt" style:text-underline-style="none" fo:font-weight="normal" officeooo:rsid="014df865" officeooo:paragraph-rsid="014df865" style:font-weight-asian="normal" style:font-weight-complex="normal"/>
    </style:style>
    <style:style style:name="T1" style:family="text">
      <style:text-properties fo:font-size="11pt" officeooo:rsid="013a2d15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1394378" style:font-size-asian="11pt" style:font-size-complex="11pt"/>
    </style:style>
    <style:style style:name="T4" style:family="text">
      <style:text-properties fo:font-size="11pt" officeooo:rsid="013c91c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142604d"/>
    </style:style>
    <style:style style:name="T7" style:family="text">
      <style:text-properties officeooo:rsid="0143f405"/>
    </style:style>
    <style:style style:name="T8" style:family="text">
      <style:text-properties officeooo:rsid="0148f6cc"/>
    </style:style>
    <style:style style:name="T9" style:family="text">
      <style:text-properties officeooo:rsid="014aedb2"/>
    </style:style>
    <style:style style:name="T10" style:family="text">
      <style:text-properties officeooo:rsid="01323180"/>
    </style:style>
    <style:style style:name="T11" style:family="text">
      <style:text-properties officeooo:rsid="014ba5a6"/>
    </style:style>
    <style:style style:name="T12" style:family="text">
      <style:text-properties officeooo:rsid="014df8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BILAN STAGE – Mattéo Cottereau</text:p>
      <text:p text:style-name="P28">VOLUME HORAIRE <text:span text:style-name="T10">0</text:span><text:span text:style-name="T9">4</text:span>/0<text:span text:style-name="T9">7</text:span>/23 – <text:span text:style-name="T9">25</text:span>/0<text:span text:style-name="T9">7</text:span>/23 : <text:span text:style-name="T9">16h</text:span></text:p>
      <text:p text:style-name="P28">Taux horaire : 4,05</text:p>
      <text:p text:style-name="P29"><text:span text:style-name="T9">16</text:span> x 4,05 = <text:span text:style-name="T9">64,8€</text:span></text:p>
      <text:p text:style-name="P30"/>
      <text:p text:style-name="P1">Mardi 04 juillet</text:p>
      <text:p text:style-name="P1"/>
      <text:p text:style-name="P27"><text:span text:style-name="T2">10h30 – 11h</text:span><text:span text:style-name="T3">30</text:span><text:span text:style-name="T1"><text:line-break/><text:line-break/>Impression des documents de Madame Charles.<text:line-break/><text:line-break/>Impression des demandes de location de la semaine dernière non présentes dans le dossier.<text:line-break/><text:line-break/>Traitement des dernières demandes de location :<text:line-break/></text:span><text:span text:style-name="T4"> </text:span><text:span text:style-name="T1">- messages laissés aux correspondants indisponibles<text:line-break/></text:span><text:span text:style-name="T4"> </text:span><text:span text:style-name="T1">- SMS envoyé à Jérôme avec les informations nécessaires pour envoyer les documents<text:line-break/></text:span><text:span text:style-name="T4"> </text:span><text:span text:style-name="T1">- Appel avec Monsieur Ferdinand suivi de l'envoi d'un mail avec les informations nécessaires.</text:span></text:p>
      <text:p text:style-name="P10"/>
      <text:p text:style-name="P12">TOTAL : 1h</text:p>
      <text:p text:style-name="P10"/>
      <text:p text:style-name="P2">Mercredi 05 juillet</text:p>
      <text:p text:style-name="P2"/>
      <text:p text:style-name="P11">11<text:span text:style-name="T7">h</text:span>-12<text:span text:style-name="T7">h</text:span> et 14h-15h<text:line-break/><text:line-break/>Impression des documents pour finaliser le dossier de Madame Burri.<text:line-break/><text:line-break/>Traitement des demandes de location : <text:line-break/> - SMS laissé aux correspondants indisponibles<text:line-break/> - Prise de rendez-vous avec Monsieur Tuffery Jeudi 06/07 à 14h confirmé après réception des documents<text:line-break/> - Prise de rendez-vous avec Monsieur Jêrome Faye Vendredi 07/07 à 10h30 (nous avons reçu uniquement la fiche de renseignement)<text:line-break/> - Prise de rendez-vous avec Madame Saïdou Vendredi 07/07 à 14h confirmé après réception des documents<text:line-break/> - Prise de rendez-vous avec Madame Duret Samedi 08/07 à 16h30 confirmé après réception des documents<text:line-break/><text:line-break/>Renouvellement de l'annonce leboncoin et réponse aux quelques messages sur le boncoin<text:line-break/><text:line-break/>Visite avec la famille Charles/<text:span text:style-name="T8">Pons </text:span><text:span text:style-name="T11">qui doit donner réponse prochainement</text:span><text:line-break/><text:line-break/>Vérification des documents de Sandrine</text:p>
      <text:p text:style-name="P11"/>
      <text:p text:style-name="P12">TOTAL : 2h</text:p>
      <text:p text:style-name="P12"/>
      <text:p text:style-name="P3">Jeudi 06 juillet</text:p>
      <text:p text:style-name="P3"/>
      <text:p text:style-name="P12">10h-11h et 14h-16h<text:line-break/><text:line-break/>Envoi du bail avec acte de caution signés après vérification de la réception du virement bancaire de Madame Burri<text:line-break/><text:line-break/>Envoi du bail à signer avec acte de caution solidaire, frais de dossier et rib à la famille Charles après leur sélection de l'appartement 102<text:line-break/><text:line-break/>Visite de la famille Tuffery en présentiel après réception de leur document<text:line-break/>Visite de la famille Burte Bara en visioconférence WhatsApp<text:line-break/><text:line-break/>Numérisation et envoi des factures et remboursement de dépôt de garantie pour :<text:line-break/>  - Achille Coiffet<text:line-break/><text:soft-page-break/>  - Ilona<text:line-break/>  - Bastien Chardon<text:line-break/>  - Maylis Mercier<text:line-break/>puis archivement des dossiers dans le carton Square Invest 2021<text:line-break/><text:line-break/>Traitement de la nouvelle demande de location :<text:line-break/>  - Madame Lauren qui souhaite une visite demain Vendredi 07/07 et qui va envoyer ces documents<text:line-break/>  - Réponse message leboncoin</text:p>
      <text:p text:style-name="P12"/>
      <text:p text:style-name="P12">TOTAL : 3h</text:p>
      <text:p text:style-name="P12"/>
      <text:p text:style-name="P3">Vendredi 07 juillet</text:p>
      <text:p text:style-name="P3"/>
      <text:p text:style-name="P12">11<text:span text:style-name="T7">h</text:span>-12<text:span text:style-name="T7">h</text:span><text:line-break/><text:line-break/>Visite de la famille Faye<text:line-break/>Visite de la famille Laude<text:line-break/>Visite de Madame Saïdou<text:line-break/>En attente de leur réponse..<text:line-break/><text:line-break/>Traitement des demandes de location : <text:line-break/>   - demandes restantes quasi totalement non concluantes.<text:line-break/>   - réponses aux messages sur le boncoin<text:line-break/><text:line-break/>Renouvellement annonce leboncoin.<text:line-break/><text:line-break/>Relance des locataires : VINOT, BROUARD, Restoducoeur, Diasparra et Bourrin.<text:line-break/><text:line-break/>Réception du bail signé de Madame Charles, en attente de son virement qu'elle déclare effectuée avec paiement du mois d'août.</text:p>
      <text:p text:style-name="P12"/>
      <text:p text:style-name="P13">TOTAL : 1h</text:p>
      <text:p text:style-name="P13"/>
      <text:p text:style-name="P13"><text:span text:style-name="T5">TOTAL WEEK :</text:span> <text:span text:style-name="T5">7h</text:span></text:p>
      <text:p text:style-name="P22"/>
      <text:p text:style-name="P7">Lundi 10 juillet</text:p>
      <text:p text:style-name="P7"/>
      <text:p text:style-name="P17">11h30-12h</text:p>
      <text:p text:style-name="P17"/>
      <text:p text:style-name="P17">Traitement des 2 nouvelles demandes location<text:line-break/>Réponses aux messages sur leboncoin<text:line-break/><text:line-break/>Renouvellement annonce leboncoin<text:line-break/><text:line-break/>Envoi des factures et remboursement des dépôts de garantie de :<text:line-break/>   - Petit Laborde<text:line-break/>   - Hely</text:p>
      <text:p text:style-name="P13"/>
      <text:p text:style-name="P16">TOTAL : 30mins</text:p>
      <text:p text:style-name="P16"/>
      <text:p text:style-name="P21">TOTAL WEEK : 30mins</text:p>
      <text:p text:style-name="P13"/>
      <text:p text:style-name="P4">Lundi 17 <text:span text:style-name="T6">juillet</text:span></text:p>
      <text:p text:style-name="P4"/>
      <text:p text:style-name="P13">11-12h et 14-15h<text:line-break/><text:line-break/>VISITES : <text:line-break/><text:soft-page-break/> - famille Jordan-Meille débouchant sur la location du studio n°111<text:line-break/> - famille Nagenrauft qui souhaitait également le studio n°111 et qui candidate autre part<text:line-break/><text:line-break/>VISITES PREVUES : <text:line-break/> - PAYET 18/07 14h<text:line-break/> - HARTMANN 18/07 15h<text:line-break/> - NAUDIN 22/07 10h<text:line-break/> - KLINGER 26/07 11h<text:line-break/><text:line-break/>Traitement des demandes de location et réponse aux messages sur leboncoin<text:line-break/><text:line-break/>Relance de Virginie Pons sur le problème TVA avril 2023<text:line-break/><text:line-break/>Retour du bail signé à Madame Charles après réception virement</text:p>
      <text:p text:style-name="P12"/>
      <text:p text:style-name="P13">TOTAL : 2h</text:p>
      <text:p text:style-name="P13"/>
      <text:p text:style-name="P5">Mardi 18 <text:span text:style-name="T6">juillet</text:span></text:p>
      <text:p text:style-name="P14"/>
      <text:p text:style-name="P14">11-12h<text:line-break/><text:line-break/>VISITES :<text:line-break/> - famille PAYET<text:line-break/> - famille Hartmann qui souhaite louer le studio n°402, envoi du bail avec instructions<text:line-break/><text:line-break/>VISITES PREVUES :<text:line-break/> - Savignet Jeudi matin 20/07<text:line-break/> - Déplacement visite Mme Naudin du Samedi 22/07 à demain Mercredi 19/07 17h30<text:line-break/><text:line-break/>Traitement des quelques nouvelles demandes de location<text:line-break/><text:line-break/>Photos des appartements (102, 109, 201 et 203)  avec problèmes de menuiserie</text:p>
      <text:p text:style-name="P14"/>
      <text:p text:style-name="P14">TOTAL : 1h</text:p>
      <text:p text:style-name="P14"/>
      <text:p text:style-name="P5">Mercredi 19 juillet</text:p>
      <text:p text:style-name="P5"/>
      <text:p text:style-name="P14">11h30-12h<text:line-break/><text:line-break/>Réalisation page de garde HARTMANN 402<text:line-break/><text:line-break/>Constitution bail Jordan 111<text:line-break/><text:line-break/>Traitement des nouvelles demandes de location<text:line-break/><text:line-break/>Vérification dossier Savignet et relance de madame Naudin pour documents</text:p>
      <text:p text:style-name="P13"/>
      <text:p text:style-name="P15">TOTAL : 30 mins</text:p>
      <text:p text:style-name="P13"/>
      <text:p text:style-name="P6">Jeudi 20 juillet</text:p>
      <text:p text:style-name="P6"/>
      <text:p text:style-name="P15">11h-12h et 14h-15h<text:line-break/><text:line-break/>Intervention sur le studio 111<text:line-break/><text:line-break/>Visite vidéo de M. Savignet à 10h qui souhaite louer le studio n°1<text:line-break/>Visite de Bourdelaix à 16h concluant sur la location du studio n°7<text:line-break/><text:soft-page-break/><text:line-break/>Intervention de M. Massimo :<text:line-break/>   - Studio 109 : bordure placard haute au dessus du lavabo, resserrage robinet cuisine<text:line-break/>   - Studio 201 : Porte coulissante qui coulisse mal, refixage prise téléphonique et internet<text:line-break/>   - Studio 102 : Planche baignoire fixée, vérification branchement prise sous bureau<text:line-break/>   - Studio 203 : Recollage champ bureau et réparation bordure supérieure du placard inférieur du meuble cuisine<text:line-break/><text:line-break/>Etablissement des dossiers de Savignet (1), Regnier(403) et Bourdelaix(7)<text:line-break/><text:line-break/>Traitement des demandes de location<text:line-break/><text:line-break/>VISITES PREVUES : <text:line-break/>   - Penning Carole : Lundi 20/07 à 14h</text:p>
      <text:p text:style-name="P15"/>
      <text:p text:style-name="P26">TOTAL : 2h</text:p>
      <text:p text:style-name="P26"/>
      <text:p text:style-name="P23">TOTAL WEEK : 5h30</text:p>
      <text:p text:style-name="P23"/>
      <text:p text:style-name="P8">Lundi 24 juillet</text:p>
      <text:p text:style-name="P8"/>
      <text:p text:style-name="P18">11h-12h<text:line-break/><text:line-break/>Nouvelle visite : <text:line-break/>  - Mme Jourdan en visioconférence le 24/07 à 14h<text:line-break/><text:line-break/>Traitement des nouvelles demandes de location et réponse aux messages sur le boncoin.<text:line-break/><text:line-break/>Renouvellement de l'annonce leboncoin</text:p>
      <text:p text:style-name="P23"/>
      <text:p text:style-name="P19">TOTAL : 1h</text:p>
      <text:p text:style-name="P19"/>
      <text:p text:style-name="P9">Mardi 25 juillet</text:p>
      <text:p text:style-name="P9"/>
      <text:p text:style-name="P20">11h-12h et 14h-15h</text:p>
      <text:p text:style-name="P20"/>
      <text:p text:style-name="P20">Traitement des demandes de location</text:p>
      <text:p text:style-name="P20"/>
      <text:p text:style-name="P20">VISITES : </text:p>
      <text:p text:style-name="P20"><text:s/>- Monsieur Talbi en visioconférence à 10h, intéressé par le studio 5. (Informé que seul le studio n°3 est disponible)</text:p>
      <text:p text:style-name="P20"><text:s/>- Famille Gruffez à 11h30 intéressé par le n°4 qui doit nous donner une réponse d'ici demain.</text:p>
      <text:p text:style-name="P20"><text:s/>- Boulanger à 14h <text:span text:style-name="T12">qui se conclue sur la location du n°2</text:span></text:p>
      <text:p text:style-name="P20"/>
      <text:p text:style-name="P32">Constitution du dossier et bail de Monsieur Boulanger pour le studio n°2.</text:p>
      <text:p text:style-name="P20"/>
      <text:p text:style-name="P20">TOTAL : 2h</text:p>
      <text:p text:style-name="P20"/>
      <text:p text:style-name="P24">TOTAL WEEK : 3h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7-25T17:22:01.836753525</dc:date>
    <meta:editing-duration>P1DT9H13M39S</meta:editing-duration>
    <meta:editing-cycles>243</meta:editing-cycles>
    <meta:generator>LibreOffice/7.3.7.2$Linux_X86_64 LibreOffice_project/30$Build-2</meta:generator>
    <meta:document-statistic meta:table-count="0" meta:image-count="0" meta:object-count="0" meta:page-count="4" meta:paragraph-count="48" meta:word-count="905" meta:character-count="5675" meta:non-whitespace-character-count="4703"/>
  </office:meta>
</office:document-meta>
</file>